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2c51" officeooo:paragraph-rsid="00122c51"/>
    </style:style>
    <style:style style:name="P2" style:family="paragraph" style:parent-style-name="Standard">
      <style:text-properties style:font-name="sans-serif" fo:font-size="15pt"/>
    </style:style>
    <style:style style:name="P3" style:family="paragraph" style:parent-style-name="Standard">
      <style:text-properties style:font-name="sans-serif" fo:font-size="15pt" officeooo:rsid="00122c51" officeooo:paragraph-rsid="00122c51"/>
    </style:style>
    <style:style style:name="P4" style:family="paragraph" style:parent-style-name="Standard">
      <style:text-properties style:font-name="sans-serif" fo:font-size="15pt"/>
    </style:style>
    <style:style style:name="P5" style:family="paragraph" style:parent-style-name="Standard">
      <style:text-properties style:font-name="sans-serif" fo:font-size="15pt" officeooo:paragraph-rsid="00164093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break-before="page"/>
      <style:text-properties officeooo:rsid="00122c51" officeooo:paragraph-rsid="00122c51"/>
    </style:style>
    <style:style style:name="T1" style:family="text">
      <style:text-properties officeooo:rsid="00150c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6" text:outline-level="1">Algorytm genetyczny jako narzędzie do rozwiązywania problemu komiwojażera. </text:h>
      <text:p text:style-name="P3">Treść zadania:</text:p>
      <text:p text:style-name="P2"/>
      <text:p text:style-name="P2">Uwagi ogólne</text:p>
      <text:p text:style-name="P2"><text:tab/>Projekty pisane w grupach 2-3 osobowych. Interfejs użytkownika minimalistyczny (wsadowy, wiersz poleceń, pliki tekstowe, bez GUI). Kluczowy do oceny będzie raport z projektu. Implementacja przy pomocy narzędzia pozwalającego na uruchomienie pod Linuxem, w ostateczności WinXP 1GB z RAM. Implementacja w 100% własna - zakaz posługiwania się dostępnymi bibliotekami do obliczeń ewolucyjnych.</text:p>
      <text:p text:style-name="P2"/>
      <text:p text:style-name="P2">Projekt 1</text:p>
      <text:p text:style-name="P5"><text:tab/>Algorytm genetyczny jako narzędzie do rozwiązywania problemu komiwojażera. </text:p>
      <text:p text:style-name="P5">Implementacja algorytmu genetycznego opartego na reprezentacji permutacyjnej do rozwiązywania problemu komiwojażera. Algorytm powinien wykorzystywać co najmniej 3 różne operatorykrzyżowania opisane w literaturze i operator mutacji. Badania eksperymentalne: </text:p>
      <text:p text:style-name="P5">a) porównanie ze standardowymi benchmarkami dla problemu komiwojażera (np. biblioteka TSPLIB). </text:p>
      <text:p text:style-name="P5">b) własny generator grafów losowych dla problemu komiwojażera i porównanie ze standardową heurystyką (np.</text:p>
      <text:p text:style-name="P2">Lina-Kernighana, 3-opt). Algorytm memetyczny, w którym każde nowe rozwiązanie wygenerowane przez operatory krzyżowania i mutacji jest ulepszane przez algorytm 3-opt.</text:p>
      <text:p text:style-name="Standard"/>
      <text:p text:style-name="Standard"/>
      <text:p text:style-name="Standard"/>
      <text:h text:style-name="P7" text:outline-level="1">Generator mapy losowych współrzędnych miast</text:h>
      <text:p text:style-name="P1">Mapgen przyjmuje jako parametry: rozmiar tablicy i ilość miast. Na wyjściu generuje plik tekstowy który na początku posiada rozmiary x i y tablicy i wygenerowane <text:span text:style-name="T1">współrzędne</text:span> mias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Zdrodowski</meta:initial-creator>
    <meta:creation-date>2014-10-13T13:21:49.298262925</meta:creation-date>
    <meta:generator>LibreOffice/4.2.6.3$Linux_X86_64 LibreOffice_project/420m0$Build-3</meta:generator>
    <dc:date>2014-10-20T18:45:42.185071853</dc:date>
    <dc:creator>Michał Zdrodowski</dc:creator>
    <meta:editing-duration>PT2M55S</meta:editing-duration>
    <meta:editing-cycles>4</meta:editing-cycles>
    <meta:document-statistic meta:table-count="0" meta:image-count="0" meta:object-count="0" meta:page-count="2" meta:paragraph-count="12" meta:word-count="177" meta:character-count="1421" meta:non-whitespace-character-count="1250"/>
  </office:meta>
</office:document-meta>
</file>